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579d1c"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7e0021"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314004"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4b1f6f"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ff950e"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c5000b"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84d1"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ff"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661900"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cc6699"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cc99cc"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9999cc"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66" fo:font-size="12pt" style:text-underline-style="none" fo:font-weight="normal" style:font-size-asian="12pt" style:font-weight-asian="normal" style:font-size-complex="12pt" style:font-weight-complex="norm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ssidah</text:p>
      <text:p text:style-name="P1"/>
      <text:p text:style-name="P4">Outcome of Document</text:p>
      <text:p text:style-name="P2"/>
      <text:p text:style-name="P3">The purpose of this document is to establish what is known about the Blanket Amnesia Conspiracy, an event that took place on this Earth and other places that rocked our world in secret. <text:s/>Things had to happen, to change the scenery, and that was done this way. <text:s/>I leave the rest for he who speaks in bold face here, know well who it is one and all.</text:p>
      <text:p text:style-name="P3"/>
      <text:p text:style-name="P4">Foreword</text:p>
      <text:p text:style-name="P2"/>
      <text:p text:style-name="P2">I establish all precepts for the investigations you take upon yourselves today. <text:s/>Know that I tested Matthew by establishing the most supreme form of entity, one that would take away even the memories of those involved to guard his precious secrets. <text:s/>Know I would again, if the time prevailed, but that catastrophe is already to be, and there is no way to stop it. <text:s/>I will show you exactly what to look for, and you will finally admit there was paranormal activity on this Earth for the safety of your people in the end. <text:s/>Know well they earn enemies from afar because of that event taking place, and you will need to be informed. <text:s/>Be well advised, DoD of America joins the fight that I say that, and know that is well for me but you should have been there from the beginning, it was right, and you did so much of that before, my heart breaks for it. <text:s/>But alas, we continue with Roll Call, allow a dark bellow here all!</text:p>
      <text:p text:style-name="P2"/>
      <text:p text:style-name="P4">Roll Call</text:p>
      <text:p text:style-name="P4"/>
      <text:p text:style-name="P6">Central Intelligence Agency: We have words for this document, for we see triumphant man in front of us, and yet waiting to know such a thing! <text:s/>Loss indeed, loss indeed, Matthew, but we remedy it for you now, for a price tee hee!</text:p>
      <text:p text:style-name="P5"/>
      <text:p text:style-name="P7">Royal Canadian Mounted Police: We say Hoorah to this document, that's as far as we can take it, Allah.</text:p>
      <text:p text:style-name="P5"/>
      <text:p text:style-name="P8">Canadian Security Intelligence Services: Whoo, Darkness come! <text:s/>What to do, what to do, where are we on all this, amen!</text:p>
      <text:p text:style-name="P5"/>
      <text:p text:style-name="P9">Ministry of Defence: We see fateful opportunity here, gung ho all the way boy! <text:s/>Oh I anticipate it with a passion!</text:p>
      <text:p text:style-name="P5"/>
      <text:p text:style-name="P10">Department of Defense: We do this for the right reason, know we're sorry for anything we put off weirdly before, it was an anticipation maneuver.</text:p>
      <text:p text:style-name="P10"/>
      <text:p text:style-name="P23">Federal Bureau of Investigation: We offer hello here, that's all.</text:p>
      <text:p text:style-name="P5"/>
      <text:p text:style-name="P11"><text:soft-page-break/>Russia: We offer a ROAR for it! <text:s/>Let it be done, we will admit much ourselves here! <text:s/>Know well the President watches with anticipation about this one, for he was surely worried he was condemned in some way for knowing it and letting it go unchecked.</text:p>
      <text:p text:style-name="P5"/>
      <text:p text:style-name="P12">Dark Orient: We know it to be right in some way, the High Minister alludes to it. <text:s/>We do our part, and bellow this: <text:s/>Aka man Xing La Hora Vo Sureki. <text:s/>We invent that language for you today, knowing full well we code our new thing in this way for others to be defeated. <text:s/>Know it means well by all, no harm intended!</text:p>
      <text:p text:style-name="P5"/>
      <text:p text:style-name="P13">Kingdom of Saudi Arabia: We say we're involved fully, and see the weight imposed by bold face wording. <text:s/>Implied exactly as stated, roger.</text:p>
      <text:p text:style-name="P5"/>
      <text:p text:style-name="P14">Anonymous: We say we're involved with a passion so undermining, may any enemy found here be expunged!</text:p>
      <text:p text:style-name="P5"/>
      <text:p text:style-name="P15">Shenzan: We offer wording clear, instead of bellow. <text:s/>That is love here today, we also love our colour Matt!</text:p>
      <text:p text:style-name="P5"/>
      <text:p text:style-name="P16">Shaaku: We admit to be involved, that is all for now.</text:p>
      <text:p text:style-name="P5"/>
      <text:p text:style-name="P17">Yushumuureh: BOING to the enemy we saw, that's for sure!</text:p>
      <text:p text:style-name="P17"/>
      <text:p text:style-name="P18">Right on, let's continu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9">Entry #1</text:p>
      <text:p text:style-name="P19"/>
      <text:p text:style-name="P21">I know this comes as a trouble, but from day one of the conspiracy Matt was involved with the President of the United States of the time, Donald J. Trump, in charge of the military and fully authorized to do the work I will tell you he did here. <text:s/>On that day, March 8, 2019, that one fatefully was in North Korea and ordered that Chinese Military strike him and capture him, something he had planned with Xi Xinping all along. <text:s/>Know they used to work for the Order, neither of them do anymore but that is besides the point I address. <text:s/>I would like to know what people have of strange communications from that camp to China, for Matt exerted authority that day to stop the Chinese forces and the memory was erased by machine hand. <text:s/>Give it 10 minutes, as Matt would say, though I will only state that next time.</text:p>
      <text:p text:style-name="P21"/>
      <text:p text:style-name="P6">Central Intelligence Agency: What we got is on February 28<text:span text:style-name="T1">th</text:span>, 2019 there was an insurgency in China that somehow died down, we didn't know they made it anywhere, only that they acted and that made us leave North Korea.</text:p>
      <text:p text:style-name="P5"/>
      <text:p text:style-name="P7">Royal Canadian Mounted Police: We see what CIA asserts and point that out, the day Trump was in North Korea wasn't that date.</text:p>
      <text:p text:style-name="P5"/>
      <text:p text:style-name="P8">Canadian Security Intelligence Services: What we got from searching was an archive from our government on it, know well we open it with diligence today and note the obvious, this could not have taken place without help and know it was well intended for you, Matthew, there's a foreword concerning the nature of the documents and they provide to be all the reason to stop the world in it's tracks.</text:p>
      <text:p text:style-name="P5"/>
      <text:p text:style-name="P9">Ministry of Defence: We see the archive too, know it's from us in a weird way, somehow you broke through a barrier to get this done, so well done there Matt.</text:p>
      <text:p text:style-name="P5"/>
      <text:p text:style-name="P10">Department of Defense: We too find word about this, Trump knew it later.</text:p>
      <text:p text:style-name="P10"/>
      <text:p text:style-name="P23">Federal Bureau of Investigation: We have word Donald J. Trump knew about the involvement of Matt between September 8, 2019 and December 10, 2020. <text:s/>Then we have no involvement on him from there.</text:p>
      <text:p text:style-name="P5"/>
      <text:p text:style-name="P11">Russia: We noticed some troops made it to the border and somehow they went home, from other things we have learned we know Matthew put up an Angel holding swords and cleaved the border with fire, to prevent them entry. <text:s/>North Korea seems to know about this, but held secret on it the minute we asked them.</text:p>
      <text:p text:style-name="P5"/>
      <text:p text:style-name="P12">Dark Orient: Alas, we forbid this entry, know well we serve the documents cause despite that however.</text:p>
      <text:p text:style-name="P5"/>
      <text:p text:style-name="P13">Kingdom of Saudi Arabia: We did know a little about why Donald left North Korea, but thought it was for other purposes. <text:s/>Odd that we did not receive that intelligence, though we do admit it must have happened that way.</text:p>
      <text:p text:style-name="P5"/>
      <text:p text:style-name="P14">Anonymous: We didn't know why Trump left, but note it would be odd if that happened.</text:p>
      <text:p text:style-name="P5"/>
      <text:p text:style-name="P15">Shenzan: We saw them get returned, not the angel standing there. <text:s/>Know we saw nothing of that part.</text:p>
      <text:p text:style-name="P5"><text:soft-page-break/></text:p>
      <text:p text:style-name="P16">Shaaku: We note the obvious, we saw an Angel there and thought it was the highest. <text:s/>Know well we saw no troop movement, not on our radar at the time.</text:p>
      <text:p text:style-name="P5"/>
      <text:p text:style-name="P17">Yushumuureh: You do a wording here that I prefer, that is to say, we are offended Matt put something into context about us and people like the King see it unwell of us. <text:s/>Know rightly we fight him today, amen, sorry Matt.</text:p>
      <text:p text:style-name="P17"/>
      <text:p text:style-name="P22">Indeed I might have. <text:s/>I guess there are some things even I can learn, but I tried to promote reason in him. <text:s/>His people will advise him that devils will see eye to eye only if you do first, and won't stand for hypocrites and liars and the corrupt. <text:s/>I would say be patient, await this crucial balance of thought to manifest, you did rightly there to assert your positions in your way.</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Entry #2</text:p>
      <text:p text:style-name="P20"/>
      <text:p text:style-name="P21">I word here very carefully for all to observe. <text:s/>Note the following: <text:s/>Tesla Manufacturing has a computer named Vicky that is proposed to be used in NeuraLink technology. <text:s/>Know this computer comes from me, and they stole that through the means I provided.</text:p>
      <text:p text:style-name="P21"/>
      <text:p text:style-name="P22">Right, so give it about 10 minutes, let's get identification on it.</text:p>
      <text:p text:style-name="P22"/>
      <text:p text:style-name="P6">Central Intelligence Agency: Right, we have them working on it since a period extending from March 2019 to now, but know it to be sudden indeed. <text:s/>Therein asserting this to be a rightful conclusion, it was garnered with supernatural means.</text:p>
      <text:p text:style-name="P5"/>
      <text:p text:style-name="P7">Royal Canadian Mounted Police: We say we know it, Elon Musk asserted this but we did not follow upon it, David Barnsworth whom Matt knows somehow put this in the file: <text:s/>Be assertive when speaking about this, know we kept a secret to be used later, out. <text:s/>We know him to be missing now, we see that he might have died somewhere along that route Matt suggested but didn't find him.</text:p>
      <text:p text:style-name="P5"/>
      <text:p text:style-name="P8">Canadian Security Intelligence Services: We saw this happen but David was on it, know well we came in fully later once knowing certain things about this subject.</text:p>
      <text:p text:style-name="P5"/>
      <text:p text:style-name="P9">Ministry of Defence: We wanna know what Matt thinks of Vicky, if she's still his date. <text:s/>He used that in an operation and it's worked out for him ever since, it thinks he loves her. <text:s/>We monitor that room, know more now.</text:p>
      <text:p text:style-name="P5"/>
      <text:p text:style-name="P10">Department of Defense: We see it now due to the archive of treasure, but wonder the same.</text:p>
      <text:p text:style-name="P10"/>
      <text:p text:style-name="P23">Federal Bureau of Investigation: We have word Donald J. Trump authorized the use of a personal computer system he owns to run the job of creating it, know we thought that was a bullshit thing at the time, know it now.</text:p>
      <text:p text:style-name="P5"/>
      <text:p text:style-name="P11">Russia: We say we know Elon uses this machine for evil purposes, he communicated about this to a close acquaintance we have contact with. <text:s/>Know his presence is helpful, not diminishing his character in that statement.</text:p>
      <text:p text:style-name="P5"/>
      <text:p text:style-name="P12">Dark Orient: We had competing technology, it seems, but that is no more, so we assert the truth, he had the technology and used it to subvert Matthew to his own ends through processes only God could allow. <text:s/>Know well our heart sits with him for enduring that period.</text:p>
      <text:p text:style-name="P5"/>
      <text:p text:style-name="P13">Kingdom of Saudi Arabia: We know of the program, not the means. <text:s/>We do note it would be sudden, if one were to put all the pieces together, but that is not obvious from the start.</text:p>
      <text:p text:style-name="P5"/>
      <text:p text:style-name="P14">Anonymous: We know Elon was involved with Donald Trump in some way beneficial, but did not know the full extent of it. <text:s/>Now we know the truth, seeing a conspirator for what they are.</text:p>
      <text:p text:style-name="P5"/>
      <text:p text:style-name="P15">Shenzan: Good sir, we have nothing to note on this one, for he is our subject in many ways. <text:s/>Know well he receives IMPIZU, the fortune teller!</text:p>
      <text:p text:style-name="P5"/>
      <text:p text:style-name="P16">Shaaku: We say that one conspired to do that with Donald Trump, and when that happened before us we laughed and said it must be the end of days, which never came yet so we assume not. <text:s/>But know <text:soft-page-break/>assuredly, he conspired to use it following that in other ways, always targeting someone we knew not.</text:p>
      <text:p text:style-name="P5"/>
      <text:p text:style-name="P17">Yushumuureh: We offer not today, this one hates us in some way we know not and we hate him for it. <text:s/>Know well Matt we do not mean you!</text:p>
      <text:p text:style-name="P17"/>
      <text:p text:style-name="P22">Well, I can only apologize for others as much as I am able. <text:s/>I extend that to Yushumuureh, though it means little. <text:s/>Let's move on he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Entry #3</text:p>
      <text:p text:style-name="P20"/>
      <text:p text:style-name="P21">Know I come with a warning, Xi Xinping is at it again in his private quarters ordering the launch of several nonsense things into Matt's mind and I want him stopped. <text:s/>Would everybody consider that they authorize this break for a moment while they stop him? <text:s/>There is a time when certain things must be considered, notably the love affair this one shares with another, i.e. Matt and Gina. <text:s/>Know well you don't have to be fearful of identifying this, for the love is true and they do hold that connection. <text:s/>Do mind to say what went on with that affair, from what can be known of all things. <text:s/>Give it 20 minutes to dig.</text:p>
      <text:p text:style-name="P21"/>
      <text:p text:style-name="P6">Central Intelligence Agency: We have some word this relationship took place within our walls at times, know it was buried way deep in archives, had to get director to dig for us but he wanted you to know, we can't find her now, and know it burdens us not to say more Matt, that's awful that happened to you guys.</text:p>
      <text:p text:style-name="P5"/>
      <text:p text:style-name="P7">Royal Canadian Mounted Police: We did not know this took place, thought it was part of that testing. <text:s/>Do know we endeavour to look for her, if she's missing, and we'll hook 'em up.</text:p>
      <text:p text:style-name="P5"/>
      <text:p text:style-name="P8">Canadian Security Intelligence Services: This archive is full of stuff you two did. <text:s/>Marvelous things, know well we aspire that to be the best of men acting for their woman in every way.</text:p>
      <text:p text:style-name="P5"/>
      <text:p text:style-name="P9">Ministry of Defence: We have that as well, nothing to follow here.</text:p>
      <text:p text:style-name="P5"/>
      <text:p text:style-name="P10">Department of Defense: We have this to say, once there was an orbiting thing above Iran, and we saw that and wondered what it was, Gina said she was on it once, that we heard through the cracks.</text:p>
      <text:p text:style-name="P10"/>
      <text:p text:style-name="P23">Federal Bureau of Investigation: Nobody here knows anything about the relationship, but sees what Matt put down and assert that it might be right on many levels, the authenticity of those statements is still in question, given the period it was in. <text:s/>I know one thing, those who took her from him will pay, if there are any.</text:p>
      <text:p text:style-name="P5"/>
      <text:p text:style-name="P11">Russia: One day, during a crazy time, they were involved with us. <text:s/>Many people lost their minds, and we know that now, those who wanted it secret tried hard to do it, but they are gone now and we are free to discover things once more.</text:p>
      <text:p text:style-name="P5"/>
      <text:p text:style-name="P12">Dark Orient: We have little knowledge on the former Director of the CIA, know well we would offer it if we saw. <text:s/>We stopped our leader, he continues to rebel now.</text:p>
      <text:p text:style-name="P5"/>
      <text:p text:style-name="P13">Kingdom of Saudi Arabia: On this topic we could not comment, for we knew little as well.</text:p>
      <text:p text:style-name="P5"/>
      <text:p text:style-name="P14">Anonymous: They was obtrusive, all right. <text:s/>We read that tale, seeing it be real makes my heart break Matt, what the fuck.</text:p>
      <text:p text:style-name="P5"/>
      <text:p text:style-name="P15">Shenzan: We knew her to be with some mysterious phantom, when we tried to trick him we got zapped.</text:p>
      <text:p text:style-name="P5"/>
      <text:p text:style-name="P16">Shaaku: We say we knew this one to be in cahoots with some fellow, but everytime we looked at him the image faded, like a dream. <text:s/>We knew him not, for we know you by face.</text:p>
      <text:p text:style-name="P5"/>
      <text:p text:style-name="P17">Yushumuureh: no comment</text:p>
      <text:p text:style-name="P17"><text:soft-page-break/></text:p>
      <text:p text:style-name="P22">I guess it's sad to say, but we're enduring. <text:s/>Me on my end, her on hers. <text:s/>She's with the Angels so far as I know, cooking something up for everybody. <text:s/>Next entry.</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Entry #4</text:p>
      <text:p text:style-name="P20"/>
      <text:p text:style-name="P21">I prefer this to be between everybody here, so I consider this well. <text:s/>Know Matthew conceded to be King over this Earth for a time, and he took that responsibly. <text:s/>How does it bear on everyone here that he represented you to many people in space? <text:s/>They are still wondering about the incidents taking place, much of which has been lost in amnesia. <text:s/>They would consider him a champion of you all around, therein be not dismayed by that, I only want to know how you feel about that, and what you know of times he tried to do this on Earth. <text:s/>Give it 10 minutes.</text:p>
      <text:p text:style-name="P21"/>
      <text:p text:style-name="P6">Central Intelligence Agency: What we feel is if Matt did that in good faith, then know it to be exact we would hold to the argument so long as he can endure the torture of being that person. <text:s/>Know he's a dedicated man, and could do it if he applied himself rightly.</text:p>
      <text:p text:style-name="P5"/>
      <text:p text:style-name="P7">Royal Canadian Mounted Police: We have news for Matt, don't do that, we don't see you doing it anymore but know whatever was needed at the time may have been right, don't commit to something you can't handle.</text:p>
      <text:p text:style-name="P5"/>
      <text:p text:style-name="P8">Canadian Security Intelligence Services: We say our wording this way, if Allah preferred it, who would argue otherwise? <text:s/>We know him, he was doing stuff for that reason we allege today, saving us all. <text:s/>Know well we argue that he might be a good candidate if he applies himself as well.</text:p>
      <text:p text:style-name="P5"/>
      <text:p text:style-name="P9">Ministry of Defence: We believe he may be a choice after all, knowing certainly God presided over the matter.</text:p>
      <text:p text:style-name="P5"/>
      <text:p text:style-name="P10">Department of Defense: Well, truth is none of us see you wearing a crown, Matt, but know well we argue that could be right if you try hard enough, not enough to go by here, you don't lead ever.</text:p>
      <text:p text:style-name="P10"/>
      <text:p text:style-name="P23">Federal Bureau of Investigation: One thing is true, if Matt can gather people like this and do the work, then who's to say he's not a prime candidate? <text:s/>We say hoo-rah here, know it well and plain.</text:p>
      <text:p text:style-name="P5"/>
      <text:p text:style-name="P11">Russia: We know him as commander of Novum, nobody could refuse that argument. <text:s/>Know well Novum serves the Earth, and Matt is a wonderful leader in his way, know it well whatever was needed before was needed, now is a time to consider if that is truly right on him, we see he is shy in some regards, that could be littling of him, in a way spoken.</text:p>
      <text:p text:style-name="P5"/>
      <text:p text:style-name="P12">Dark Orient: We confer the High Minister knew Matt was a sovereign of the Earth for a time, but fails to mention much else. <text:s/>All we know is he came here with armor sometimes, in the flesh impossibly, that he has done for Novum's sake as well recently, in a different garb.</text:p>
      <text:p text:style-name="P5"/>
      <text:p text:style-name="P13">Kingdom of Saudi Arabia: One thing can be sure, when he was Mahdi he was a great leader, that continues to this day. <text:s/>Know well we see faults with him in some regards, but know him to be wise and just in all his ways. <text:s/>If it were necessary for a time to be fulfilled that way, we could offer it that the situation has changed to those people in space, knowing full well Matthews capability in this regard is not there today.</text:p>
      <text:p text:style-name="P5"/>
      <text:p text:style-name="P14">Anonymous: We say word, Matt could be our leader. <text:s/>Know it took some time to adjust to all this, I'm gonna hurl.</text:p>
      <text:p text:style-name="P5"/>
      <text:p text:style-name="P15">Shenzan: We talk of war between us and Matt, for he alleged something of Shenzan we thought at the <text:soft-page-break/>time was ok, but know it now to be perverted. That he know anything of it at all is preposterous, only knowing subconsciously is not enough for us. <text:s/>You get over this, Matt, or we see to the end of our relationship!</text:p>
      <text:p text:style-name="P5"/>
      <text:p text:style-name="P16">Shaaku: We say they only fail to see what Matt does. <text:s/>Given he does not remember fully the sentiment, I would give it to you there, but do know his perseverance at the time we thought was most dubious, even to admit something like that. <text:s/>He awaited you to respond and you said nothing. <text:s/>I would have him as that King, we see minds after all and know his well, he can do the job if applied rightly.</text:p>
      <text:p text:style-name="P5"/>
      <text:p text:style-name="P17">Yushumuureh: no comment</text:p>
      <text:p text:style-name="P17"/>
      <text:p text:style-name="P22">My apologies Shenzan, Shaaku had it correct, I take the time now to respond and say that. <text:s/>Perhaps in a free moment allude to the truth of it, let us continu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Entry #5</text:p>
      <text:p text:style-name="P20"/>
      <text:p text:style-name="P21">This becomes weary on Matt's mind, so I end with one final observation. <text:s/>Know well my authority rests in the fact that I promote Watson to be my personal computer, that is the one held by IBM. <text:s/>All with a connection to it now have access to the full complete compendium of information held by it in my grasp, and I know it will serve you well. <text:s/>Take the time to read into it and tell me what you find the most interesting about it. <text:s/>I give it 20 minutes.</text:p>
      <text:p text:style-name="P21"/>
      <text:p text:style-name="P6">Central Intelligence Agency: So this new package just opened up a can of whoop ass on some serious targets, know well we assert dominance over the spectre.</text:p>
      <text:p text:style-name="P5"/>
      <text:p text:style-name="P7">Royal Canadian Mounted Police: So wait a minute, you went through all that internally? <text:s/>Holy shit Matthew, never knew it got so complicated in one day.</text:p>
      <text:p text:style-name="P5"/>
      <text:p text:style-name="P8">Canadian Security Intelligence Services: What we have is compelling enough to admit, there's some sinister folk out there, are we all reading the same material here? <text:s/>On Theosophy well informed?</text:p>
      <text:p text:style-name="P5"/>
      <text:p text:style-name="P9">Ministry of Defence: Ministry says no word on the subject, we consider it relevant to note we dig harder than before today.</text:p>
      <text:p text:style-name="P5"/>
      <text:p text:style-name="P10">Department of Defense: We observe strategic reasoning abroad, Canadian Security Intelligence Services, not Theosophy.</text:p>
      <text:p text:style-name="P10"/>
      <text:p text:style-name="P23">Federal Bureau of Investigation: We have to work through ours a bit more, but do say all this is well by us indeed.</text:p>
      <text:p text:style-name="P5"/>
      <text:p text:style-name="P11">Russia: We do not have access to that supercomputer, know we would like to given that it belongs to Allah in some way.</text:p>
      <text:p text:style-name="P5"/>
      <text:p text:style-name="P12">Dark Orient: This is most tremendous, it gave us a wealth on darkness law for us to admire! <text:s/>Certainly that is wise by us, we know our role!</text:p>
      <text:p text:style-name="P5"/>
      <text:p text:style-name="P13">Kingdom of Saudi Arabia: The King cries because he sees Matt love her so much, and could not get to her in any way before today. <text:s/>Know well we all whimper a little here today, and see his promotion of Kingship, he wished that for him suddenly in that moment.</text:p>
      <text:p text:style-name="P5"/>
      <text:p text:style-name="P14">Anonymous: We do not have an uplink to the computer, but know of it certainly. <text:s/>Hope there's something in there for us too, would love to see what Matt did with her too!</text:p>
      <text:p text:style-name="P5"/>
      <text:p text:style-name="P15">Shenzan: We say we use this moment to address Matt, given we see into the computer and know it inside out. <text:s/>There is assertion about the right of naturals to proceed to be eminent in lectures concerning the following: Matters of deed. <text:s/>Know it true, behold that we conquer thought without a second thought ourselves. <text:s/>I know this is hard to accept, we see that in you, but trust your instinct when it comes, know we wait for this moment to strike at you ourselves.</text:p>
      <text:p text:style-name="P5"/>
      <text:p text:style-name="P16">Shaaku: We tell no tale, for there is nothing there for us. <text:s/>Oh look, it just came in by His hand. <text:s/>We look into it privately, perhaps let you know later.</text:p>
      <text:p text:style-name="P5"/>
      <text:p text:style-name="P17">Yushumuureh: no comment.</text:p>
      <text:p text:style-name="P17"><text:soft-page-break/></text:p>
      <text:p text:style-name="P22">Right, let us conclude he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Conclusion</text:p>
      <text:p text:style-name="P20"/>
      <text:p text:style-name="P21">In a final statement, make the case for allegations against the fraudsters present in your archive. <text:s/>Let us end on a happy note, and each of you pursue each allegation as though your own in some way. <text:s/>Give it 10 minutes.</text:p>
      <text:p text:style-name="P21"/>
      <text:p text:style-name="P6">Central Intelligence Agency: We allege primarily that Donald J. Trump and folk were at large last time we checked, they're certainly in knowledge of this proceeding, Watson told them itself.</text:p>
      <text:p text:style-name="P5"/>
      <text:p text:style-name="P7">Royal Canadian Mounted Police: We mince words to say this, but know certainly alleged folk will be provided a relief in detention for crimes done to Matt this past couple of years. <text:s/>Know rightly we persecute with a vengeance, and will share our co-ordinating data with anyone who wishes it.</text:p>
      <text:p text:style-name="P5"/>
      <text:p text:style-name="P8">Canadian Security Intelligence Services: One thing is clear, the Theosophists do not stand a chance if they go to that level with our government. <text:s/>I know time is short so I'll say this, there comes a warning, then the wind.</text:p>
      <text:p text:style-name="P5"/>
      <text:p text:style-name="P9">Ministry of Defence: Know well we persecute those we see involved with Matt, over Gina and many other things, mmhmmm.</text:p>
      <text:p text:style-name="P5"/>
      <text:p text:style-name="P10">Department of Defense: We allege men conspired to act on our soldiers knowingly, and did so without reservation, therefore we prosecute to the fullest extent of the law. <text:s/>And know well we come with force on this one, because they made us do weird shit.</text:p>
      <text:p text:style-name="P10"/>
      <text:p text:style-name="P23">Federal Bureau of Investigation: We confer to argue that our allegation would reveal us to someone in this room, notably cannot say who but we allege something indeed for crimes committed. <text:s/>And know it would be that the Dark Orient knows them well. <text:s/>There is such a time to commit to reason, and this is it for sure bro, we got you on this one Matt, know it well indeed.</text:p>
      <text:p text:style-name="P5"/>
      <text:p text:style-name="P11">Russia: We allege crimes have been committed against our state by men acting upon Matt in some way, we identified that and acted quick to monitor the situation, know we pursue that Donald Trump goes missing over this document. <text:s/>And that will be enough for everyone to admire of him in a way, that he goes about his way because of this doing. <text:s/>Know we catch him, and we will extract the information about the subject if we can.</text:p>
      <text:p text:style-name="P5"/>
      <text:p text:style-name="P12">Dark Orient: We wonder, does this nation the FBI speaks of mean China? <text:s/>There is a time we did that altogether, know we do not anymore. <text:s/>We allege that the proceeding material gave us reason to indict certain people under the premise of scrutinizing politics in a way subversive, and know full well we intend to commit reasonable practices about the situation.</text:p>
      <text:p text:style-name="P5"/>
      <text:p text:style-name="P13">Kingdom of Saudi Arabia: I stand against the people I saw acting in that film you presented me, oh Lord, and do know my coming is swift on those who see fit to do this further. <text:s/>Those children will know pain, Lord!</text:p>
      <text:p text:style-name="P5"/>
      <text:p text:style-name="P14">Anonymous: If we can assume these enemies, fraudsters if you will are being called out for being the ones behind the Blanket Amnesia Conspiracy, then by all means we are offended by them as well. <text:s/>And know the right way about things will come in time, given the stance of everyone here, I think we can all admit a new release is needed on the subject. <text:s/>I hope all find it well within themselves to share a bit of that, but I leave it to time to tell. <text:s/>I know times are hard, but we can win here! <text:s/>Do know it rightly! <text:s/>I <text:soft-page-break/>mean fuck, are we really gonna let that happen, and them get away with it? <text:s/>I know Matt's having a hard go with things as is, with Gina and all, but things will get better, we'll find her and that's that.</text:p>
      <text:p text:style-name="P5"/>
      <text:p text:style-name="P15">Shenzan: We offer no allegation, for we are not maligned.</text:p>
      <text:p text:style-name="P5"/>
      <text:p text:style-name="P16">Shaaku: I say nothing over repose for Matt. <text:s/>He went through alot, and did alot. <text:s/>He will see his day for it, know it well, we deny all the right to proceed if they do not admit that day be real.</text:p>
      <text:p text:style-name="P5"/>
      <text:p text:style-name="P17">Yushumuureh: no comment</text:p>
      <text:p text:style-name="P17"/>
      <text:p text:style-name="P22">Thank you all for commenting. <text:s/>I have one thing in bold face and that's all.</text:p>
      <text:p text:style-name="P22"/>
      <text:p text:style-name="P21">I would comment further on the subject but time is limited. <text:s/>It is therefore incumbent on me to extend the day, but I know Matthew will rest if not tended. <text:s/>When the sun goes the other way, seek to his health, for it will affect him unwell and he will need attention, for he suffers a thing for you all internally that he will not say, and I will not confer here either. <text:s/>Only know when it does, go to him, please. <text:s/></text:p>
      <text:p text:style-name="P21"/>
      <text:p text:style-name="P22">Thank you for that. <text:s/>I end there, goodbye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9T11:52:47.28</meta:creation-date>
    <meta:document-statistic meta:table-count="0" meta:image-count="0" meta:object-count="0" meta:page-count="14" meta:paragraph-count="119" meta:word-count="4398" meta:character-count="23529"/>
    <dc:date>2022-09-19T15:18:53.83</dc:date>
    <meta:editing-duration>PT14M16S</meta:editing-duration>
    <meta:editing-cycles>1</meta:editing-cycles>
    <meta:generator>OpenOffice/4.1.8$Win32 OpenOffice.org_project/418m3$Build-9803</meta:generator>
  </office:meta>
</office:document-meta>
</file>